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575in" svg:height="4.6638in" svg:x="2.3665in" svg:y="0.0941in">
            <draw:object draw:notify-on-update-of-ranges="Sheet1.A1:Sheet1.A314 Sheet1.B1:Sheet1.B3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311" calcext:value-type="float">
            <text:p>2311</text:p>
          </table:table-cell>
          <table:table-cell table:formula="of:=-[.C1]" office:value-type="float" office:value="-4755" calcext:value-type="float">
            <text:p>-4755</text:p>
          </table:table-cell>
          <table:table-cell office:value-type="float" office:value="4755" calcext:value-type="float">
            <text:p>4755</text:p>
          </table:table-cell>
          <table:table-cell table:formula="of:=4.25*[.A1]/5000" office:value-type="float" office:value="1.96435" calcext:value-type="float">
            <text:p>1.96435</text:p>
          </table:table-cell>
          <table:table-cell table:formula="of:=4.25*(5000+[.B1])/5000" office:value-type="float" office:value="0.20825" calcext:value-type="float">
            <text:p>0.20825</text:p>
          </table:table-cell>
          <table:table-cell/>
          <table:table-cell office:value-type="float" office:value="1625" calcext:value-type="float">
            <text:p>1625</text:p>
          </table:table-cell>
          <table:table-cell table:formula="of:=-[.I1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-[.C2]" office:value-type="float" office:value="-4583" calcext:value-type="float">
            <text:p>-4583</text:p>
          </table:table-cell>
          <table:table-cell office:value-type="float" office:value="4583" calcext:value-type="float">
            <text:p>4583</text:p>
          </table:table-cell>
          <table:table-cell table:formula="of:=4.25*[.A2]/5000" office:value-type="float" office:value="2.19045" calcext:value-type="float">
            <text:p>2.19045</text:p>
          </table:table-cell>
          <table:table-cell table:formula="of:=4.25*(5000+[.B2])/5000" office:value-type="float" office:value="0.35445" calcext:value-type="float">
            <text:p>0.35445</text:p>
          </table:table-cell>
          <table:table-cell/>
          <table:table-cell office:value-type="float" office:value="1375" calcext:value-type="float">
            <text:p>1375</text:p>
          </table:table-cell>
          <table:table-cell table:formula="of:=-[.I2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-[.C3]" office:value-type="float" office:value="-4567" calcext:value-type="float">
            <text:p>-4567</text:p>
          </table:table-cell>
          <table:table-cell office:value-type="float" office:value="4567" calcext:value-type="float">
            <text:p>4567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formula="of:=-[.I3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-[.C4]" office:value-type="float" office:value="-4466" calcext:value-type="float">
            <text:p>-4466</text:p>
          </table:table-cell>
          <table:table-cell office:value-type="float" office:value="4466" calcext:value-type="float">
            <text:p>4466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formula="of:=-[.I4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-[.C5]" office:value-type="float" office:value="-4407" calcext:value-type="float">
            <text:p>-4407</text:p>
          </table:table-cell>
          <table:table-cell office:value-type="float" office:value="4407" calcext:value-type="float">
            <text:p>4407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table:formula="of:=-[.I5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-[.C6]" office:value-type="float" office:value="-4379" calcext:value-type="float">
            <text:p>-4379</text:p>
          </table:table-cell>
          <table:table-cell office:value-type="float" office:value="4379" calcext:value-type="float">
            <text:p>4379</text:p>
          </table:table-cell>
          <table:table-cell table:formula="of:=4.25*[.A6]/5000" office:value-type="float" office:value="2.0893" calcext:value-type="float">
            <text:p>2.0893</text:p>
          </table:table-cell>
          <table:table-cell table:formula="of:=4.25*(5000+[.B6])/5000" office:value-type="float" office:value="0.52785" calcext:value-type="float">
            <text:p>0.52785</text:p>
          </table:table-cell>
          <table:table-cell/>
          <table:table-cell office:value-type="float" office:value="1875" calcext:value-type="float">
            <text:p>1875</text:p>
          </table:table-cell>
          <table:table-cell table:formula="of:=-[.I6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-[.C7]" office:value-type="float" office:value="-4363" calcext:value-type="float">
            <text:p>-4363</text:p>
          </table:table-cell>
          <table:table-cell office:value-type="float" office:value="4363" calcext:value-type="float">
            <text:p>4363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formula="of:=-[.I7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-[.C8]" office:value-type="float" office:value="-4334" calcext:value-type="float">
            <text:p>-4334</text:p>
          </table:table-cell>
          <table:table-cell office:value-type="float" office:value="4334" calcext:value-type="float">
            <text:p>4334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formula="of:=-[.I8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-[.C9]" office:value-type="float" office:value="-4167" calcext:value-type="float">
            <text:p>-4167</text:p>
          </table:table-cell>
          <table:table-cell office:value-type="float" office:value="4167" calcext:value-type="float">
            <text:p>4167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formula="of:=-[.I9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-[.C10]" office:value-type="float" office:value="-4111" calcext:value-type="float">
            <text:p>-4111</text:p>
          </table:table-cell>
          <table:table-cell office:value-type="float" office:value="4111" calcext:value-type="float">
            <text:p>4111</text:p>
          </table:table-cell>
          <table:table-cell table:formula="of:=4.25*[.A10]/5000" office:value-type="float" office:value="2.0587" calcext:value-type="float">
            <text:p>2.0587</text:p>
          </table:table-cell>
          <table:table-cell table:formula="of:=4.25*(5000+[.B10])/5000" office:value-type="float" office:value="0.75565" calcext:value-type="float">
            <text:p>0.75565</text:p>
          </table:table-cell>
          <table:table-cell/>
          <table:table-cell office:value-type="float" office:value="1875" calcext:value-type="float">
            <text:p>1875</text:p>
          </table:table-cell>
          <table:table-cell table:formula="of:=-[.I10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-[.C11]" office:value-type="float" office:value="-4048" calcext:value-type="float">
            <text:p>-4048</text:p>
          </table:table-cell>
          <table:table-cell office:value-type="float" office:value="4048" calcext:value-type="float">
            <text:p>4048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formula="of:=-[.I11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-[.C12]" office:value-type="float" office:value="-3935" calcext:value-type="float">
            <text:p>-3935</text:p>
          </table:table-cell>
          <table:table-cell office:value-type="float" office:value="3935" calcext:value-type="float">
            <text:p>3935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table:formula="of:=-[.I12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-[.C13]" office:value-type="float" office:value="-3849" calcext:value-type="float">
            <text:p>-3849</text:p>
          </table:table-cell>
          <table:table-cell office:value-type="float" office:value="3849" calcext:value-type="float">
            <text:p>3849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13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-[.C14]" office:value-type="float" office:value="-3841" calcext:value-type="float">
            <text:p>-3841</text:p>
          </table:table-cell>
          <table:table-cell office:value-type="float" office:value="3841" calcext:value-type="float">
            <text:p>3841</text:p>
          </table:table-cell>
          <table:table-cell table:formula="of:=4.25*[.A14]/5000" office:value-type="float" office:value="1.7578" calcext:value-type="float">
            <text:p>1.7578</text:p>
          </table:table-cell>
          <table:table-cell table:formula="of:=4.25*(5000+[.B14])/5000" office:value-type="float" office:value="0.98515" calcext:value-type="float">
            <text:p>0.98515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-[.I14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-[.C15]" office:value-type="float" office:value="-3839" calcext:value-type="float">
            <text:p>-3839</text:p>
          </table:table-cell>
          <table:table-cell office:value-type="float" office:value="3839" calcext:value-type="float">
            <text:p>3839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formula="of:=-[.I15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-[.C16]" office:value-type="float" office:value="-3839" calcext:value-type="float">
            <text:p>-3839</text:p>
          </table:table-cell>
          <table:table-cell office:value-type="float" office:value="3839" calcext:value-type="float">
            <text:p>3839</text:p>
          </table:table-cell>
          <table:table-cell table:formula="of:=4.25*[.A16]/5000" office:value-type="float" office:value="2.3307" calcext:value-type="float">
            <text:p>2.3307</text:p>
          </table:table-cell>
          <table:table-cell table:formula="of:=4.25*(5000+[.B16])/5000" office:value-type="float" office:value="0.98685" calcext:value-type="float">
            <text:p>0.98685</text:p>
          </table:table-cell>
          <table:table-cell/>
          <table:table-cell office:value-type="float" office:value="3875" calcext:value-type="float">
            <text:p>3875</text:p>
          </table:table-cell>
          <table:table-cell table:formula="of:=-[.I16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-[.C17]" office:value-type="float" office:value="-3822" calcext:value-type="float">
            <text:p>-3822</text:p>
          </table:table-cell>
          <table:table-cell office:value-type="float" office:value="3822" calcext:value-type="float">
            <text:p>3822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17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-[.C18]" office:value-type="float" office:value="-3821" calcext:value-type="float">
            <text:p>-3821</text:p>
          </table:table-cell>
          <table:table-cell office:value-type="float" office:value="3821" calcext:value-type="float">
            <text:p>3821</text:p>
          </table:table-cell>
          <table:table-cell table:formula="of:=4.25*[.A18]/5000" office:value-type="float" office:value="2.22615" calcext:value-type="float">
            <text:p>2.22615</text:p>
          </table:table-cell>
          <table:table-cell table:formula="of:=4.25*(5000+[.B18])/5000" office:value-type="float" office:value="1.00215" calcext:value-type="float">
            <text:p>1.00215</text:p>
          </table:table-cell>
          <table:table-cell/>
          <table:table-cell office:value-type="float" office:value="3625" calcext:value-type="float">
            <text:p>3625</text:p>
          </table:table-cell>
          <table:table-cell table:formula="of:=-[.I18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-[.C19]" office:value-type="float" office:value="-3786" calcext:value-type="float">
            <text:p>-3786</text:p>
          </table:table-cell>
          <table:table-cell office:value-type="float" office:value="3786" calcext:value-type="float">
            <text:p>3786</text:p>
          </table:table-cell>
          <table:table-cell table:formula="of:=4.25*[.A19]/5000" office:value-type="float" office:value="1.97625" calcext:value-type="float">
            <text:p>1.97625</text:p>
          </table:table-cell>
          <table:table-cell table:formula="of:=4.25*(5000+[.B19])/5000" office:value-type="float" office:value="1.0319" calcext:value-type="float">
            <text:p>1.0319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-[.I19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-[.C20]" office:value-type="float" office:value="-3761" calcext:value-type="float">
            <text:p>-3761</text:p>
          </table:table-cell>
          <table:table-cell office:value-type="float" office:value="3761" calcext:value-type="float">
            <text:p>3761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formula="of:=-[.I20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-[.C21]" office:value-type="float" office:value="-3740" calcext:value-type="float">
            <text:p>-3740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formula="of:=-[.I21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-[.C22]" office:value-type="float" office:value="-3704" calcext:value-type="float">
            <text:p>-3704</text:p>
          </table:table-cell>
          <table:table-cell office:value-type="float" office:value="3704" calcext:value-type="float">
            <text:p>3704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formula="of:=-[.I22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-[.C23]" office:value-type="float" office:value="-3646" calcext:value-type="float">
            <text:p>-3646</text:p>
          </table:table-cell>
          <table:table-cell office:value-type="float" office:value="3646" calcext:value-type="float">
            <text:p>3646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formula="of:=-[.I23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-[.C24]" office:value-type="float" office:value="-3638" calcext:value-type="float">
            <text:p>-3638</text:p>
          </table:table-cell>
          <table:table-cell office:value-type="float" office:value="3638" calcext:value-type="float">
            <text:p>3638</text:p>
          </table:table-cell>
          <table:table-cell table:formula="of:=4.25*[.A24]/5000" office:value-type="float" office:value="2.0315" calcext:value-type="float">
            <text:p>2.0315</text:p>
          </table:table-cell>
          <table:table-cell table:formula="of:=4.25*(5000+[.B24])/5000" office:value-type="float" office:value="1.1577" calcext:value-type="float">
            <text:p>1.1577</text:p>
          </table:table-cell>
          <table:table-cell/>
          <table:table-cell office:value-type="float" office:value="1125" calcext:value-type="float">
            <text:p>1125</text:p>
          </table:table-cell>
          <table:table-cell table:formula="of:=-[.I24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-[.C25]" office:value-type="float" office:value="-3604" calcext:value-type="float">
            <text:p>-3604</text:p>
          </table:table-cell>
          <table:table-cell office:value-type="float" office:value="3604" calcext:value-type="float">
            <text:p>3604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table:formula="of:=-[.I25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-[.C26]" office:value-type="float" office:value="-3509" calcext:value-type="float">
            <text:p>-3509</text:p>
          </table:table-cell>
          <table:table-cell office:value-type="float" office:value="3509" calcext:value-type="float">
            <text:p>3509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formula="of:=-[.I26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-[.C27]" office:value-type="float" office:value="-3481" calcext:value-type="float">
            <text:p>-3481</text:p>
          </table:table-cell>
          <table:table-cell office:value-type="float" office:value="3481" calcext:value-type="float">
            <text:p>3481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formula="of:=-[.I27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-[.C28]" office:value-type="float" office:value="-3399" calcext:value-type="float">
            <text:p>-3399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formula="of:=-[.I28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table:formula="of:=-[.C29]" office:value-type="float" office:value="-3288" calcext:value-type="float">
            <text:p>-3288</text:p>
          </table:table-cell>
          <table:table-cell office:value-type="float" office:value="3288" calcext:value-type="float">
            <text:p>3288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table:formula="of:=-[.I29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-[.C30]" office:value-type="float" office:value="-3249" calcext:value-type="float">
            <text:p>-3249</text:p>
          </table:table-cell>
          <table:table-cell office:value-type="float" office:value="3249" calcext:value-type="float">
            <text:p>3249</text:p>
          </table:table-cell>
          <table:table-cell table:number-columns-repeated="3"/>
          <table:table-cell office:value-type="float" office:value="4125" calcext:value-type="float">
            <text:p>4125</text:p>
          </table:table-cell>
          <table:table-cell table:formula="of:=-[.I30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-[.C31]" office:value-type="float" office:value="-3225" calcext:value-type="float">
            <text:p>-3225</text:p>
          </table:table-cell>
          <table:table-cell office:value-type="float" office:value="3225" calcext:value-type="float">
            <text:p>3225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31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-[.C32]" office:value-type="float" office:value="-3053" calcext:value-type="float">
            <text:p>-3053</text:p>
          </table:table-cell>
          <table:table-cell office:value-type="float" office:value="3053" calcext:value-type="float">
            <text:p>3053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32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-[.C33]" office:value-type="float" office:value="-3049" calcext:value-type="float">
            <text:p>-3049</text:p>
          </table:table-cell>
          <table:table-cell office:value-type="float" office:value="3049" calcext:value-type="float">
            <text:p>3049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33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-[.C34]" office:value-type="float" office:value="-3036" calcext:value-type="float">
            <text:p>-3036</text:p>
          </table:table-cell>
          <table:table-cell office:value-type="float" office:value="3036" calcext:value-type="float">
            <text:p>3036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34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-[.C35]" office:value-type="float" office:value="-2774" calcext:value-type="float">
            <text:p>-2774</text:p>
          </table:table-cell>
          <table:table-cell office:value-type="float" office:value="2774" calcext:value-type="float">
            <text:p>2774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35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-[.C36]" office:value-type="float" office:value="-2710" calcext:value-type="float">
            <text:p>-2710</text:p>
          </table:table-cell>
          <table:table-cell office:value-type="float" office:value="2710" calcext:value-type="float">
            <text:p>2710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36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table:formula="of:=-[.C37]" office:value-type="float" office:value="-2708" calcext:value-type="float">
            <text:p>-2708</text:p>
          </table:table-cell>
          <table:table-cell office:value-type="float" office:value="2708" calcext:value-type="float">
            <text:p>2708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37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-[.C38]" office:value-type="float" office:value="-2705" calcext:value-type="float">
            <text:p>-2705</text:p>
          </table:table-cell>
          <table:table-cell office:value-type="float" office:value="2705" calcext:value-type="float">
            <text:p>2705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38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-[.C39]" office:value-type="float" office:value="-2698" calcext:value-type="float">
            <text:p>-2698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office:value-type="float" office:value="4125" calcext:value-type="float">
            <text:p>4125</text:p>
          </table:table-cell>
          <table:table-cell table:formula="of:=-[.I39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-[.C40]" office:value-type="float" office:value="-2664" calcext:value-type="float">
            <text:p>-2664</text:p>
          </table:table-cell>
          <table:table-cell office:value-type="float" office:value="2664" calcext:value-type="float">
            <text:p>2664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40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-[.C41]" office:value-type="float" office:value="-2648" calcext:value-type="float">
            <text:p>-2648</text:p>
          </table:table-cell>
          <table:table-cell office:value-type="float" office:value="2648" calcext:value-type="float">
            <text:p>2648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41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-[.C42]" office:value-type="float" office:value="-2610" calcext:value-type="float">
            <text:p>-2610</text:p>
          </table:table-cell>
          <table:table-cell office:value-type="float" office:value="2610" calcext:value-type="float">
            <text:p>2610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42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-[.C43]" office:value-type="float" office:value="-2542" calcext:value-type="float">
            <text:p>-2542</text:p>
          </table:table-cell>
          <table:table-cell office:value-type="float" office:value="2542" calcext:value-type="float">
            <text:p>2542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43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-[.C44]" office:value-type="float" office:value="-2527" calcext:value-type="float">
            <text:p>-2527</text:p>
          </table:table-cell>
          <table:table-cell office:value-type="float" office:value="2527" calcext:value-type="float">
            <text:p>2527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44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-[.C45]" office:value-type="float" office:value="-2510" calcext:value-type="float">
            <text:p>-2510</text:p>
          </table:table-cell>
          <table:table-cell office:value-type="float" office:value="2510" calcext:value-type="float">
            <text:p>2510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formula="of:=-[.I45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-[.C46]" office:value-type="float" office:value="-2360" calcext:value-type="float">
            <text:p>-2360</text:p>
          </table:table-cell>
          <table:table-cell office:value-type="float" office:value="2360" calcext:value-type="float">
            <text:p>2360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formula="of:=-[.I46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-[.C47]" office:value-type="float" office:value="-2355" calcext:value-type="float">
            <text:p>-2355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47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-[.C48]" office:value-type="float" office:value="-2350" calcext:value-type="float">
            <text:p>-2350</text:p>
          </table:table-cell>
          <table:table-cell office:value-type="float" office:value="2350" calcext:value-type="float">
            <text:p>2350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48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-[.C49]" office:value-type="float" office:value="-2324" calcext:value-type="float">
            <text:p>-2324</text:p>
          </table:table-cell>
          <table:table-cell office:value-type="float" office:value="2324" calcext:value-type="float">
            <text:p>2324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49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-[.C50]" office:value-type="float" office:value="-2313" calcext:value-type="float">
            <text:p>-2313</text:p>
          </table:table-cell>
          <table:table-cell office:value-type="float" office:value="2313" calcext:value-type="float">
            <text:p>2313</text:p>
          </table:table-cell>
          <table:table-cell table:number-columns-repeated="3"/>
          <table:table-cell office:value-type="float" office:value="4125" calcext:value-type="float">
            <text:p>4125</text:p>
          </table:table-cell>
          <table:table-cell table:formula="of:=-[.I50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-[.C51]" office:value-type="float" office:value="-2289" calcext:value-type="float">
            <text:p>-2289</text:p>
          </table:table-cell>
          <table:table-cell office:value-type="float" office:value="2289" calcext:value-type="float">
            <text:p>2289</text:p>
          </table:table-cell>
          <table:table-cell table:number-columns-repeated="3"/>
          <table:table-cell office:value-type="float" office:value="1625" calcext:value-type="float">
            <text:p>1625</text:p>
          </table:table-cell>
          <table:table-cell table:formula="of:=-[.I51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-[.C52]" office:value-type="float" office:value="-2272" calcext:value-type="float">
            <text:p>-2272</text:p>
          </table:table-cell>
          <table:table-cell office:value-type="float" office:value="2272" calcext:value-type="float">
            <text:p>2272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formula="of:=-[.I52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-[.C53]" office:value-type="float" office:value="-2054" calcext:value-type="float">
            <text:p>-2054</text:p>
          </table:table-cell>
          <table:table-cell office:value-type="float" office:value="2054" calcext:value-type="float">
            <text:p>2054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formula="of:=-[.I53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-[.C54]" office:value-type="float" office:value="-1915" calcext:value-type="float">
            <text:p>-1915</text:p>
          </table:table-cell>
          <table:table-cell office:value-type="float" office:value="1915" calcext:value-type="float">
            <text:p>1915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formula="of:=-[.I54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-[.C55]" office:value-type="float" office:value="-1873" calcext:value-type="float">
            <text:p>-1873</text:p>
          </table:table-cell>
          <table:table-cell office:value-type="float" office:value="1873" calcext:value-type="float">
            <text:p>1873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formula="of:=-[.I55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-[.C56]" office:value-type="float" office:value="-1719" calcext:value-type="float">
            <text:p>-1719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formula="of:=-[.I56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-[.C57]" office:value-type="float" office:value="-1713" calcext:value-type="float">
            <text:p>-1713</text:p>
          </table:table-cell>
          <table:table-cell office:value-type="float" office:value="1713" calcext:value-type="float">
            <text:p>1713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57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-[.C58]" office:value-type="float" office:value="-1700" calcext:value-type="float">
            <text:p>-170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58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-[.C59]" office:value-type="float" office:value="-1653" calcext:value-type="float">
            <text:p>-1653</text:p>
          </table:table-cell>
          <table:table-cell office:value-type="float" office:value="1653" calcext:value-type="float">
            <text:p>1653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59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-[.C60]" office:value-type="float" office:value="-1640" calcext:value-type="float">
            <text:p>-1640</text:p>
          </table:table-cell>
          <table:table-cell office:value-type="float" office:value="1640" calcext:value-type="float">
            <text:p>1640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60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-[.C61]" office:value-type="float" office:value="-1639" calcext:value-type="float">
            <text:p>-1639</text:p>
          </table:table-cell>
          <table:table-cell office:value-type="float" office:value="1639" calcext:value-type="float">
            <text:p>1639</text:p>
          </table:table-cell>
          <table:table-cell table:number-columns-repeated="3"/>
          <table:table-cell office:value-type="float" office:value="4125" calcext:value-type="float">
            <text:p>4125</text:p>
          </table:table-cell>
          <table:table-cell table:formula="of:=-[.I61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-[.C62]" office:value-type="float" office:value="-1476" calcext:value-type="float">
            <text:p>-1476</text:p>
          </table:table-cell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4125" calcext:value-type="float">
            <text:p>4125</text:p>
          </table:table-cell>
          <table:table-cell table:formula="of:=-[.I62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-[.C63]" office:value-type="float" office:value="-1448" calcext:value-type="float">
            <text:p>-1448</text:p>
          </table:table-cell>
          <table:table-cell office:value-type="float" office:value="1448" calcext:value-type="float">
            <text:p>1448</text:p>
          </table:table-cell>
          <table:table-cell table:number-columns-repeated="3"/>
          <table:table-cell office:value-type="float" office:value="4375" calcext:value-type="float">
            <text:p>4375</text:p>
          </table:table-cell>
          <table:table-cell table:formula="of:=-[.I63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-[.C64]" office:value-type="float" office:value="-1424" calcext:value-type="float">
            <text:p>-1424</text:p>
          </table:table-cell>
          <table:table-cell office:value-type="float" office:value="1424" calcext:value-type="float">
            <text:p>1424</text:p>
          </table:table-cell>
          <table:table-cell table:number-columns-repeated="3"/>
          <table:table-cell office:value-type="float" office:value="3125" calcext:value-type="float">
            <text:p>3125</text:p>
          </table:table-cell>
          <table:table-cell table:formula="of:=-[.I64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-[.C65]" office:value-type="float" office:value="-1420" calcext:value-type="float">
            <text:p>-1420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65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-[.C66]" office:value-type="float" office:value="-1397" calcext:value-type="float">
            <text:p>-1397</text:p>
          </table:table-cell>
          <table:table-cell office:value-type="float" office:value="1397" calcext:value-type="float">
            <text:p>1397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66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-[.C67]" office:value-type="float" office:value="-1384" calcext:value-type="float">
            <text:p>-1384</text:p>
          </table:table-cell>
          <table:table-cell office:value-type="float" office:value="1384" calcext:value-type="float">
            <text:p>1384</text:p>
          </table:table-cell>
          <table:table-cell table:number-columns-repeated="3"/>
          <table:table-cell office:value-type="float" office:value="3875" calcext:value-type="float">
            <text:p>3875</text:p>
          </table:table-cell>
          <table:table-cell table:formula="of:=-[.I67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-[.C68]" office:value-type="float" office:value="-1337" calcext:value-type="float">
            <text:p>-1337</text:p>
          </table:table-cell>
          <table:table-cell office:value-type="float" office:value="1337" calcext:value-type="float">
            <text:p>1337</text:p>
          </table:table-cell>
          <table:table-cell table:number-columns-repeated="3"/>
          <table:table-cell office:value-type="float" office:value="3625" calcext:value-type="float">
            <text:p>3625</text:p>
          </table:table-cell>
          <table:table-cell table:formula="of:=-[.I68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-[.C69]" office:value-type="float" office:value="-1054" calcext:value-type="float">
            <text:p>-1054</text:p>
          </table:table-cell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4375" calcext:value-type="float">
            <text:p>4375</text:p>
          </table:table-cell>
          <table:table-cell table:formula="of:=-[.I69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-[.C70]" office:value-type="float" office:value="-1041" calcext:value-type="float">
            <text:p>-1041</text:p>
          </table:table-cell>
          <table:table-cell office:value-type="float" office:value="1041" calcext:value-type="float">
            <text:p>1041</text:p>
          </table:table-cell>
          <table:table-cell table:number-columns-repeated="3"/>
          <table:table-cell office:value-type="float" office:value="3375" calcext:value-type="float">
            <text:p>3375</text:p>
          </table:table-cell>
          <table:table-cell table:formula="of:=-[.I70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-[.C71]" office:value-type="float" office:value="-992" calcext:value-type="float">
            <text:p>-992</text:p>
          </table:table-cell>
          <table:table-cell office:value-type="float" office:value="992" calcext:value-type="float">
            <text:p>992</text:p>
          </table:table-cell>
          <table:table-cell table:number-columns-repeated="3"/>
          <table:table-cell office:value-type="float" office:value="4625" calcext:value-type="float">
            <text:p>4625</text:p>
          </table:table-cell>
          <table:table-cell table:formula="of:=-[.I71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-[.C72]" office:value-type="float" office:value="-617" calcext:value-type="float">
            <text:p>-617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2625" calcext:value-type="float">
            <text:p>2625</text:p>
          </table:table-cell>
          <table:table-cell table:formula="of:=-[.I72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73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74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75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76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77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78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79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80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81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82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83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84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85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86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87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88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89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90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91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92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93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94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95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96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97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98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99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00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01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02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03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04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05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106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07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08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109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10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11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12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13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14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15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16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17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18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19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20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21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22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23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24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25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26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27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28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29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30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31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32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33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34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35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136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37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38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39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40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41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42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43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44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45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46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147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148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149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150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151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52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53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54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55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56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157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58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59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60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61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162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63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64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65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66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67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168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69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70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71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72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73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74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75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76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77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78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179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180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81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82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183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84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85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86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87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188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89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90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191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192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193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194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195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96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197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198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199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00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01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02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03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04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05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06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207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208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09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10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211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12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13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214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15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216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217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218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219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20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221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22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23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224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25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26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27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28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29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230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31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32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233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34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35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36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237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38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239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40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241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242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243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2625" calcext:value-type="float">
            <text:p>2625</text:p>
          </table:table-cell>
          <table:table-cell table:formula="of:=-[.I244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45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46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247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48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249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250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251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252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53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54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255]" office:value-type="float" office:value="-4875" calcext:value-type="float">
            <text:p>-4875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56]" office:value-type="float" office:value="-4375" calcext:value-type="float">
            <text:p>-437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57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258]" office:value-type="float" office:value="-4625" calcext:value-type="float">
            <text:p>-4625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259]" office:value-type="float" office:value="-4125" calcext:value-type="float">
            <text:p>-4125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0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1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62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3]" office:value-type="float" office:value="-2125" calcext:value-type="float">
            <text:p>-212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4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5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66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67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68]" office:value-type="float" office:value="-3875" calcext:value-type="float">
            <text:p>-387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69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70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71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72]" office:value-type="float" office:value="-3625" calcext:value-type="float">
            <text:p>-362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number-columns-repeated="6"/>
          <table:table-cell office:value-type="float" office:value="4625" calcext:value-type="float">
            <text:p>4625</text:p>
          </table:table-cell>
          <table:table-cell table:formula="of:=-[.I273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74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4875" calcext:value-type="float">
            <text:p>4875</text:p>
          </table:table-cell>
          <table:table-cell table:formula="of:=-[.I275]" office:value-type="float" office:value="-2375" calcext:value-type="float">
            <text:p>-2375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76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77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78]" office:value-type="float" office:value="-1625" calcext:value-type="float">
            <text:p>-16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79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80]" office:value-type="float" office:value="-1875" calcext:value-type="float">
            <text:p>-187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281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82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83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84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285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286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287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288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289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3375" calcext:value-type="float">
            <text:p>3375</text:p>
          </table:table-cell>
          <table:table-cell table:formula="of:=-[.I290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291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4375" calcext:value-type="float">
            <text:p>4375</text:p>
          </table:table-cell>
          <table:table-cell table:formula="of:=-[.I292]" office:value-type="float" office:value="-1375" calcext:value-type="float">
            <text:p>-13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table:number-columns-repeated="6"/>
          <table:table-cell office:value-type="float" office:value="1375" calcext:value-type="float">
            <text:p>1375</text:p>
          </table:table-cell>
          <table:table-cell table:formula="of:=-[.I293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table:formula="of:=-[.I294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295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1125" calcext:value-type="float">
            <text:p>1125</text:p>
          </table:table-cell>
          <table:table-cell table:formula="of:=-[.I296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297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1625" calcext:value-type="float">
            <text:p>1625</text:p>
          </table:table-cell>
          <table:table-cell table:formula="of:=-[.I298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-[.I299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table:formula="of:=-[.I300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301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3625" calcext:value-type="float">
            <text:p>3625</text:p>
          </table:table-cell>
          <table:table-cell table:formula="of:=-[.I302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303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304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-[.I305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2125" calcext:value-type="float">
            <text:p>2125</text:p>
          </table:table-cell>
          <table:table-cell table:formula="of:=-[.I306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2375" calcext:value-type="float">
            <text:p>2375</text:p>
          </table:table-cell>
          <table:table-cell table:formula="of:=-[.I307]" office:value-type="float" office:value="-375" calcext:value-type="float">
            <text:p>-3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308]" office:value-type="float" office:value="-875" calcext:value-type="float">
            <text:p>-8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6"/>
          <table:table-cell office:value-type="float" office:value="3875" calcext:value-type="float">
            <text:p>3875</text:p>
          </table:table-cell>
          <table:table-cell table:formula="of:=-[.I309]" office:value-type="float" office:value="-625" calcext:value-type="float">
            <text:p>-6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6"/>
          <table:table-cell office:value-type="float" office:value="4125" calcext:value-type="float">
            <text:p>4125</text:p>
          </table:table-cell>
          <table:table-cell table:formula="of:=-[.I310]" office:value-type="float" office:value="-1125" calcext:value-type="float">
            <text:p>-112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6"/>
          <table:table-cell office:value-type="float" office:value="3125" calcext:value-type="float">
            <text:p>3125</text:p>
          </table:table-cell>
          <table:table-cell table:formula="of:=-[.I311]" office:value-type="float" office:value="-3375" calcext:value-type="float">
            <text:p>-337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312]" office:value-type="float" office:value="-2875" calcext:value-type="float">
            <text:p>-287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2875" calcext:value-type="float">
            <text:p>2875</text:p>
          </table:table-cell>
          <table:table-cell table:formula="of:=-[.I313]" office:value-type="float" office:value="-3125" calcext:value-type="float">
            <text:p>-312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formula="of:=-[.I314]" office:value-type="float" office:value="-2625" calcext:value-type="float">
            <text:p>-2625</text:p>
          </table:table-cell>
          <table:table-cell office:value-type="float" office:value="2625" calcext:value-type="float">
            <text:p>2625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54:33.089598948</meta:creation-date>
    <dc:date>2023-02-05T21:53:11.400782775</dc:date>
    <meta:editing-duration>PT38M13S</meta:editing-duration>
    <meta:editing-cycles>10</meta:editing-cycles>
    <meta:generator>LibreOffice/6.4.7.2$Linux_X86_64 LibreOffice_project/40$Build-2</meta:generator>
    <meta:document-statistic meta:table-count="1" meta:cell-count="11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55cm" svg:height="11.847cm" xlink:href=".." xlink:type="simple" chart:class="chart:scatter" chart:style-name="ch1">
        <chart:plot-area chart:style-name="ch2" table:cell-range-address="Sheet1.A1:Sheet1.B314" svg:x="0.267cm" svg:y="0.236cm" svg:width="12.821cm" svg:height="11.375cm">
          <chartooo:coordinate-region svg:x="1.365cm" svg:y="0.435cm" svg:width="11.352cm" svg:height="10.97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:Sheet1.B314" chart:class="chart:scatter">
            <chart:domain table:cell-range-address="Sheet1.A1:Sheet1.A314"/>
            <chart:data-point chart:repeated="3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11">
                <text:p>2311</text:p>
                <draw:g>
                  <svg:desc>Sheet1.A1:Sheet1.A314</svg:desc>
                </draw:g>
              </table:table-cell>
              <table:table-cell office:value-type="float" office:value="-4755">
                <text:p>-4755</text:p>
                <draw:g>
                  <svg:desc>Sheet1.B1:Sheet1.B3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7">
                <text:p>2577</text:p>
              </table:table-cell>
              <table:table-cell office:value-type="float" office:value="-4583">
                <text:p>-4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0">
                <text:p>3080</text:p>
              </table:table-cell>
              <table:table-cell office:value-type="float" office:value="-4567">
                <text:p>-4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0">
                <text:p>3430</text:p>
              </table:table-cell>
              <table:table-cell office:value-type="float" office:value="-4466">
                <text:p>-4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7">
                <text:p>777</text:p>
              </table:table-cell>
              <table:table-cell office:value-type="float" office:value="-4407">
                <text:p>-4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8">
                <text:p>2458</text:p>
              </table:table-cell>
              <table:table-cell office:value-type="float" office:value="-4379">
                <text:p>-4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8">
                <text:p>3598</text:p>
              </table:table-cell>
              <table:table-cell office:value-type="float" office:value="-4363">
                <text:p>-4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4">
                <text:p>1734</text:p>
              </table:table-cell>
              <table:table-cell office:value-type="float" office:value="-4334">
                <text:p>-4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3">
                <text:p>973</text:p>
              </table:table-cell>
              <table:table-cell office:value-type="float" office:value="-4167">
                <text:p>-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2">
                <text:p>2422</text:p>
              </table:table-cell>
              <table:table-cell office:value-type="float" office:value="-4111">
                <text:p>-4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99">
                <text:p>3299</text:p>
              </table:table-cell>
              <table:table-cell office:value-type="float" office:value="-4048">
                <text:p>-4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4">
                <text:p>1844</text:p>
              </table:table-cell>
              <table:table-cell office:value-type="float" office:value="-3935">
                <text:p>-3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7">
                <text:p>1787</text:p>
              </table:table-cell>
              <table:table-cell office:value-type="float" office:value="-3849">
                <text:p>-3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8">
                <text:p>2068</text:p>
              </table:table-cell>
              <table:table-cell office:value-type="float" office:value="-3841">
                <text:p>-3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0">
                <text:p>1520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2">
                <text:p>2742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7">
                <text:p>1337</text:p>
              </table:table-cell>
              <table:table-cell office:value-type="float" office:value="-3822">
                <text:p>-3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9">
                <text:p>2619</text:p>
              </table:table-cell>
              <table:table-cell office:value-type="float" office:value="-3821">
                <text:p>-3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5">
                <text:p>2325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9">
                <text:p>2999</text:p>
              </table:table-cell>
              <table:table-cell office:value-type="float" office:value="-3761">
                <text:p>-3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6">
                <text:p>3616</text:p>
              </table:table-cell>
              <table:table-cell office:value-type="float" office:value="-3740">
                <text:p>-37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5">
                <text:p>3845</text:p>
              </table:table-cell>
              <table:table-cell office:value-type="float" office:value="-3704">
                <text:p>-3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7">
                <text:p>1747</text:p>
              </table:table-cell>
              <table:table-cell office:value-type="float" office:value="-3646">
                <text:p>-3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0">
                <text:p>2390</text:p>
              </table:table-cell>
              <table:table-cell office:value-type="float" office:value="-3638">
                <text:p>-3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1">
                <text:p>3271</text:p>
              </table:table-cell>
              <table:table-cell office:value-type="float" office:value="-3604">
                <text:p>-3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7">
                <text:p>807</text:p>
              </table:table-cell>
              <table:table-cell office:value-type="float" office:value="-3509">
                <text:p>-3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51">
                <text:p>3951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8">
                <text:p>1998</text:p>
              </table:table-cell>
              <table:table-cell office:value-type="float" office:value="-3399">
                <text:p>-3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7">
                <text:p>4317</text:p>
              </table:table-cell>
              <table:table-cell office:value-type="float" office:value="-3288">
                <text:p>-3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97">
                <text:p>3597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5">
                <text:p>385</text:p>
              </table:table-cell>
              <table:table-cell office:value-type="float" office:value="-3225">
                <text:p>-3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9">
                <text:p>1239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2">
                <text:p>4042</text:p>
              </table:table-cell>
              <table:table-cell office:value-type="float" office:value="-3049">
                <text:p>-3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2">
                <text:p>1032</text:p>
              </table:table-cell>
              <table:table-cell office:value-type="float" office:value="-3036">
                <text:p>-3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86">
                <text:p>3886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2">
                <text:p>1402</text:p>
              </table:table-cell>
              <table:table-cell office:value-type="float" office:value="-2710">
                <text:p>-27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6">
                <text:p>4106</text:p>
              </table:table-cell>
              <table:table-cell office:value-type="float" office:value="-2708">
                <text:p>-2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8">
                <text:p>4348</text:p>
              </table:table-cell>
              <table:table-cell office:value-type="float" office:value="-2705">
                <text:p>-2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13">
                <text:p>3713</text:p>
              </table:table-cell>
              <table:table-cell office:value-type="float" office:value="-2698">
                <text:p>-2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5">
                <text:p>3215</text:p>
              </table:table-cell>
              <table:table-cell office:value-type="float" office:value="-2664">
                <text:p>-26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41">
                <text:p>3041</text:p>
              </table:table-cell>
              <table:table-cell office:value-type="float" office:value="-2648">
                <text:p>-2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7">
                <text:p>1017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5">
                <text:p>1425</text:p>
              </table:table-cell>
              <table:table-cell office:value-type="float" office:value="-2542">
                <text:p>-2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92">
                <text:p>3792</text:p>
              </table:table-cell>
              <table:table-cell office:value-type="float" office:value="-2527">
                <text:p>-2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50">
                <text:p>2150</text:p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32">
                <text:p>3432</text:p>
              </table:table-cell>
              <table:table-cell office:value-type="float" office:value="-2360">
                <text:p>-2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7">
                <text:p>627</text:p>
              </table:table-cell>
              <table:table-cell office:value-type="float" office:value="-2355">
                <text:p>-2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-2350">
                <text:p>-23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8">
                <text:p>1908</text:p>
              </table:table-cell>
              <table:table-cell office:value-type="float" office:value="-2324">
                <text:p>-2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23">
                <text:p>2623</text:p>
              </table:table-cell>
              <table:table-cell office:value-type="float" office:value="-2313">
                <text:p>-2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9">
                <text:p>949</text:p>
              </table:table-cell>
              <table:table-cell office:value-type="float" office:value="-2289">
                <text:p>-2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70">
                <text:p>2070</text:p>
              </table:table-cell>
              <table:table-cell office:value-type="float" office:value="-2272">
                <text:p>-2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2">
                <text:p>1342</text:p>
              </table:table-cell>
              <table:table-cell office:value-type="float" office:value="-2054">
                <text:p>-2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48">
                <text:p>4048</text:p>
              </table:table-cell>
              <table:table-cell office:value-type="float" office:value="-1915">
                <text:p>-1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25">
                <text:p>4025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8">
                <text:p>2888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84">
                <text:p>1784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77">
                <text:p>407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2">
                <text:p>358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48">
                <text:p>2948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0">
                <text:p>340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7">
                <text:p>213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">
                <text:p>1300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73">
                <text:p>4073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2">
                <text:p>1972</text:p>
              </table:table-cell>
              <table:table-cell office:value-type="float" office:value="-1420">
                <text:p>-14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20">
                <text:p>2720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29">
                <text:p>2229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3">
                <text:p>1853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4">
                <text:p>674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56">
                <text:p>2256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6">
                <text:p>1146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43">
                <text:p>2243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